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Standard">
      <style:paragraph-properties fo:margin-top="0cm" fo:margin-bottom="0.499cm"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as-char" svg:width="2.91cm" svg:height="3.387cm" draw:z-index="0"><draw:image xlink:href="http://192.168.1.20/%7Ejosx/alba/images/small/escudo_bsas_chico.jpg" xlink:type="simple" xlink:show="embed" xlink:actuate="onLoad"/><svg:desc>Escudo_bsas_chico</svg:desc></draw:frame> </text:p>
      <text:p text:style-name="P4">GOBIERNO DE LA CIUDAD DE BUENOS AIRES<text:line-break/>SECRETARÍA DE EDUCACIÓN</text:p>
      <text:p text:style-name="P4">ESCUELA PRIMARIA </text:p>
      <text:p text:style-name="P1">[informe.Nombre]</text:p>
      <text:p text:style-name="P5"><text:line-break/><text:line-break/>Por medio de la presente se deja constancia que [alumno.Apellido], [alumno.Nombre] es un alumno regular de:<text:line-break/>Año: <text:span text:style-name="T1">[division.Anio]</text:span>, División: <text:span text:style-name="T1">[division.Descripcion]</text:span> , Turno: <text:span text:style-name="T1">[division.Turno]</text:span>, en este establecimiento<text:line-break/>Se emite este certificado para presentar ante quien corresponda. <text:line-break/><text:line-break/><text:span text:style-name="T1">Lugar y Fecha:</text:span> Ciudad Autónoma de Buenos Aires, [var..now;frm='dd/mm/yyyy']</text:p>
      <text:p text:style-name="P3"><text:line-break/><text:line-break/></text:p>
      <text:p text:style-name="P2">Firma del Responsable del Establecimient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7T15:49:44</meta:creation-date>
    <dc:date>2007-10-17T16:57:50</dc:date>
    <dc:language>es-AR</dc:language>
    <meta:editing-cycles>6</meta:editing-cycles>
    <meta:editing-duration>PT43M5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7" meta:word-count="66" meta:character-count="497"/>
  </office:meta>
</office:document-meta>
</file>